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6.794cm"/>
    </style:style>
    <style:style style:name="co3" style:family="table-column">
      <style:table-column-properties fo:break-before="auto" style:column-width="16.4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3"/>
        <table:table-row table:style-name="ro1">
          <table:table-cell table:style-name="ce1"/>
          <table:table-cell office:value-type="string" calcext:value-type="string">
            <text:p>Project Name</text:p>
          </table:table-cell>
          <table:table-cell table:style-name="ce1" office:value-type="string" calcext:value-type="string">
            <text:p><text:a xlink:href="https://crmapi.unimrkt.com/admin/project/projectdocument/?o=2.1" xlink:type="simple">Upload document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10/change/?_changelist_filters=o%3D1" xlink:type="simple">Pharma Field Representatives</text:a></text:p>
          </table:table-cell>
          <table:table-cell office:value-type="string" calcext:value-type="string">
            <text:p><text:a xlink:href="https://crmapi.unimrkt.com/media/project_documents/SoW_for_Coleman_Parkes_Pharma_Representatives_Survey_Jan_06_25_Signed.pdf" xlink:type="simple">project_documents/SoW_for_Coleman_Parkes_Pharma_Representatives_Survey_Jan_06_25_Signed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11/change/?_changelist_filters=o%3D1" xlink:type="simple">Opinion Leaders/Emerging Leaders Unimarket / Cint</text:a></text:p>
          </table:table-cell>
          <table:table-cell office:value-type="string" calcext:value-type="string">
            <text:p><text:a xlink:href="https://crmapi.unimrkt.com/media/project_documents/SoW_for_Cint_Opinion_Leaders_Survey_Jan_7_25.pdf" xlink:type="simple">project_documents/SoW_for_Cint_Opinion_Leaders_Survey_Jan_7_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12/change/?_changelist_filters=o%3D1" xlink:type="simple">UTV purchasing decision makers</text:a></text:p>
          </table:table-cell>
          <table:table-cell office:value-type="string" calcext:value-type="string">
            <text:p><text:a xlink:href="https://crmapi.unimrkt.com/media/project_documents/SoW_for_pro_Sapient_UTV_Purchasing_Decision-Makers_Survey_Jan_3_25.pdf" xlink:type="simple">project_documents/SoW_for_pro_Sapient_UTV_Purchasing_Decision-Makers_Survey_Jan_3_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13/change/?_changelist_filters=o%3D1" xlink:type="simple">Association Management Software</text:a></text:p>
          </table:table-cell>
          <table:table-cell office:value-type="string" calcext:value-type="string">
            <text:p><text:a xlink:href="https://crmapi.unimrkt.com/media/project_documents/SoW_for_pro_Sapient_Association_Management_Software_Survey_Jan_3_25.pdf" xlink:type="simple">project_documents/SoW_for_pro_Sapient_Association_Management_Software_Survey_Jan_3_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15/change/?_changelist_filters=o%3D1" xlink:type="simple">Coffee Manufacturer &amp; Retailer</text:a></text:p>
          </table:table-cell>
          <table:table-cell office:value-type="string" calcext:value-type="string">
            <text:p><text:a xlink:href="https://crmapi.unimrkt.com/media/project_documents/B2B_Coffee_Manufacturer__Retail.pdf" xlink:type="simple">project_documents/B2B_Coffee_Manufacturer__Retail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16/change/?_changelist_filters=o%3D1" xlink:type="simple">Surgical Product Procurement</text:a></text:p>
          </table:table-cell>
          <table:table-cell office:value-type="string" calcext:value-type="string">
            <text:p><text:a xlink:href="https://crmapi.unimrkt.com/media/project_documents/SoW_for_Atheneum_Surgical_Product_Procurement_Study_Jan_6_25.pdf" xlink:type="simple">project_documents/SoW_for_Atheneum_Surgical_Product_Procurement_Study_Jan_6_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17/change/?_changelist_filters=o%3D1" xlink:type="simple">Fertility specialists</text:a></text:p>
          </table:table-cell>
          <table:table-cell office:value-type="string" calcext:value-type="string">
            <text:p><text:a xlink:href="https://crmapi.unimrkt.com/media/project_documents/SoW_for_Atheneum_Fertility_Specialists_Survey_Jan_13_25.pdf" xlink:type="simple">project_documents/SoW_for_Atheneum_Fertility_Specialists_Survey_Jan_13_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18/change/?_changelist_filters=o%3D1" xlink:type="simple">Vaccine Study</text:a></text:p>
          </table:table-cell>
          <table:table-cell office:value-type="string" calcext:value-type="string">
            <text:p><text:a xlink:href="https://crmapi.unimrkt.com/media/project_documents/SoW_for_Atheneum_Vaccine_Study_Jan_13_25.pdf" xlink:type="simple">project_documents/SoW_for_Atheneum_Vaccine_Study_Jan_13_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19/change/?_changelist_filters=o%3D1" xlink:type="simple">Transplant Nephrology Study</text:a></text:p>
          </table:table-cell>
          <table:table-cell office:value-type="string" calcext:value-type="string">
            <text:p><text:a xlink:href="https://crmapi.unimrkt.com/media/project_documents/SoW_for_Atheneum_Transplant_Nephrology_Study_Jan_13_25.pdf" xlink:type="simple">project_documents/SoW_for_Atheneum_Transplant_Nephrology_Study_Jan_13_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20/change/?_changelist_filters=o%3D1" xlink:type="simple">Public Channel Sizing</text:a></text:p>
          </table:table-cell>
          <table:table-cell office:value-type="string" calcext:value-type="string">
            <text:p><text:a xlink:href="https://crmapi.unimrkt.com/media/project_documents/SoW_for_Atheneum_Public_Channel_Sizing_Study_Jan_13_25.pdf" xlink:type="simple">project_documents/SoW_for_Atheneum_Public_Channel_Sizing_Study_Jan_13_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21/change/?_changelist_filters=o%3D1" xlink:type="simple">Lyme Disease Study</text:a></text:p>
          </table:table-cell>
          <table:table-cell office:value-type="string" calcext:value-type="string">
            <text:p><text:a xlink:href="https://crmapi.unimrkt.com/media/project_documents/SoW_for_Atheneum_Lyme_Disease_Study_Jan_13_25.pdf" xlink:type="simple">project_documents/SoW_for_Atheneum_Lyme_Disease_Study_Jan_13_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22/change/?_changelist_filters=o%3D1" xlink:type="simple">Cell Therapy</text:a></text:p>
          </table:table-cell>
          <table:table-cell office:value-type="string" calcext:value-type="string">
            <text:p><text:a xlink:href="https://crmapi.unimrkt.com/media/project_documents/SoW_for_Atheneum_Cell_Therapy_study_Jan_13_25_1.pdf" xlink:type="simple">project_documents/SoW_for_Atheneum_Cell_Therapy_study_Jan_13_25_1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23/change/?_changelist_filters=o%3D1" xlink:type="simple">IBM 2025 Talent and Skills Survey</text:a></text:p>
          </table:table-cell>
          <table:table-cell office:value-type="string" calcext:value-type="string">
            <text:p><text:a xlink:href="https://crmapi.unimrkt.com/media/project_documents/SoW_for_Oxford_Economics_IBM_2025_Talent_and_Skills_Survey_Dec_10_24_DD.pdf" xlink:type="simple">project_documents/SoW_for_Oxford_Economics_IBM_2025_Talent_and_Skills_Survey_Dec_10_24_DD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24/change/?_changelist_filters=o%3D1" xlink:type="simple">IBV Grid Modernization Survey</text:a></text:p>
          </table:table-cell>
          <table:table-cell office:value-type="string" calcext:value-type="string">
            <text:p><text:a xlink:href="https://crmapi.unimrkt.com/media/project_documents/SoW_for_Oxford_Economics_IBV_Grid_Modernization_Survey_Dec_2_24_DD.pdf" xlink:type="simple">project_documents/SoW_for_Oxford_Economics_IBV_Grid_Modernization_Survey_Dec_2_24_DD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25/change/?_changelist_filters=o%3D1" xlink:type="simple">IBM Global Pulse Wave 8 CFOs Use of AI 2024 Survey</text:a></text:p>
          </table:table-cell>
          <table:table-cell office:value-type="string" calcext:value-type="string">
            <text:p><text:a xlink:href="https://crmapi.unimrkt.com/media/project_documents/SoW_for_Oxford_Economics_IBM_Global_Pulse_Wave_8_CFOs_Use_of_AI_2024_S_HL9O5T8.pdf" xlink:type="simple">project_documents/SoW_for_Oxford_Economics_IBM_Global_Pulse_Wave_8_CFOs_Use_of_AI_2024_S_HL9O5T8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26/change/?_changelist_filters=o%3D1" xlink:type="simple">FRAML Survey/Bank Compliance Survey</text:a></text:p>
          </table:table-cell>
          <table:table-cell office:value-type="string" calcext:value-type="string">
            <text:p><text:a xlink:href="https://crmapi.unimrkt.com/media/project_documents/SoW_for_Celent_Banks_Compliance_Survey_Jan_23_25.pdf" xlink:type="simple">project_documents/SoW_for_Celent_Banks_Compliance_Survey_Jan_23_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27/change/?_changelist_filters=o%3D1" xlink:type="simple">Fire protection services</text:a></text:p>
          </table:table-cell>
          <table:table-cell office:value-type="string" calcext:value-type="string">
            <text:p><text:a xlink:href="https://crmapi.unimrkt.com/media/project_documents/SoW_for_pro_Sapient_Fire_Protection_Services_Study_Jan_20_25.pdf" xlink:type="simple">project_documents/SoW_for_pro_Sapient_Fire_Protection_Services_Study_Jan_20_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28/change/?_changelist_filters=o%3D1" xlink:type="simple">i4CP community</text:a></text:p>
          </table:table-cell>
          <table:table-cell office:value-type="string" calcext:value-type="string">
            <text:p><text:a xlink:href="https://crmapi.unimrkt.com/media/project_documents/SoW_for_pro_Sapient_i4CP_Community_Study_Jan_20_25.pdf" xlink:type="simple">project_documents/SoW_for_pro_Sapient_i4CP_Community_Study_Jan_20_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29/change/?_changelist_filters=o%3D1" xlink:type="simple">IT infrastructure</text:a></text:p>
          </table:table-cell>
          <table:table-cell office:value-type="string" calcext:value-type="string">
            <text:p><text:a xlink:href="https://crmapi.unimrkt.com/media/project_documents/SoW_for_Pro_Sapient_IT_Infrastructure_Survey_Jan_21_25.pdf" xlink:type="simple">project_documents/SoW_for_Pro_Sapient_IT_Infrastructure_Survey_Jan_21_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30/change/?_changelist_filters=o%3D1" xlink:type="simple">Auction Platforms</text:a></text:p>
          </table:table-cell>
          <table:table-cell office:value-type="string" calcext:value-type="string">
            <text:p><text:a xlink:href="https://crmapi.unimrkt.com/media/project_documents/SoW_for_Pro_Sapient_Auction_Platforms_Study_Jan_20_25.pdf" xlink:type="simple">project_documents/SoW_for_Pro_Sapient_Auction_Platforms_Study_Jan_20_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31/change/?_changelist_filters=o%3D1" xlink:type="simple">Capitol Markets Software</text:a></text:p>
          </table:table-cell>
          <table:table-cell office:value-type="string" calcext:value-type="string">
            <text:p><text:a xlink:href="https://crmapi.unimrkt.com/media/project_documents/SoW_for_pro_Sapient_Capital_Markets_Software_Study_Jan_20_25.pdf" xlink:type="simple">project_documents/SoW_for_pro_Sapient_Capital_Markets_Software_Study_Jan_20_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32/change/?_changelist_filters=o%3D1" xlink:type="simple">Geotechnical service industry</text:a></text:p>
          </table:table-cell>
          <table:table-cell office:value-type="string" calcext:value-type="string">
            <text:p><text:a xlink:href="https://crmapi.unimrkt.com/media/project_documents/SoW_for_pro_Sapient_Geotechnical_Service_Industry_Study_Jan_21_25.pdf" xlink:type="simple">project_documents/SoW_for_pro_Sapient_Geotechnical_Service_Industry_Study_Jan_21_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33/change/?_changelist_filters=o%3D1" xlink:type="simple">AAC Survey</text:a></text:p>
          </table:table-cell>
          <table:table-cell office:value-type="string" calcext:value-type="string">
            <text:p><text:a xlink:href="https://crmapi.unimrkt.com/media/project_documents/SoW_for_pro_Sapient_Speech_Language_Pathologists_Study_Jan_20_25.pdf" xlink:type="simple">project_documents/SoW_for_pro_Sapient_Speech_Language_Pathologists_Study_Jan_20_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34/change/?_changelist_filters=o%3D1" xlink:type="simple">HUMAN TO AI AGENT STUDY (CP4179)</text:a></text:p>
          </table:table-cell>
          <table:table-cell office:value-type="string" calcext:value-type="string">
            <text:p><text:a xlink:href="https://crmapi.unimrkt.com/media/project_documents/SOW_for_Coleman_Parkes_Human_to_AI_Agent_CP4179.pdf" xlink:type="simple">project_documents/SOW_for_Coleman_Parkes_Human_to_AI_Agent_CP4179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36/change/?_changelist_filters=o%3D1" xlink:type="simple">Fertility specialists</text:a></text:p>
          </table:table-cell>
          <table:table-cell office:value-type="string" calcext:value-type="string">
            <text:p><text:a xlink:href="https://crmapi.unimrkt.com/media/project_documents/SoW_for_Atheneum_Fertility_Specialists_Survey_Jan_13_25_1.pdf" xlink:type="simple">project_documents/SoW_for_Atheneum_Fertility_Specialists_Survey_Jan_13_25_1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37/change/?_changelist_filters=o%3D1" xlink:type="simple">Project Antigia - Pharma B2B survey</text:a></text:p>
          </table:table-cell>
          <table:table-cell office:value-type="string" calcext:value-type="string">
            <text:p><text:a xlink:href="https://crmapi.unimrkt.com/media/project_documents/SoW_for_M3_Global_Research_Project_Antigia_Pharma_B2B_Survey_Jan_20_25_1.pdf" xlink:type="simple">project_documents/SoW_for_M3_Global_Research_Project_Antigia_Pharma_B2B_Survey_Jan_20_25_1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39/change/?_changelist_filters=o%3D1" xlink:type="simple">DLBCL Study Quant</text:a></text:p>
          </table:table-cell>
          <table:table-cell office:value-type="string" calcext:value-type="string">
            <text:p><text:a xlink:href="https://crmapi.unimrkt.com/media/project_documents/SoW_for_Atheneum_Diffuse_Large_B-Cell_Lymphoma_DLBCL_Treatment_Study_Feb_3_25.pdf" xlink:type="simple">project_documents/SoW_for_Atheneum_Diffuse_Large_B-Cell_Lymphoma_DLBCL_Treatment_Study_Feb_3_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40/change/?_changelist_filters=o%3D1" xlink:type="simple">GTM</text:a></text:p>
          </table:table-cell>
          <table:table-cell office:value-type="string" calcext:value-type="string">
            <text:p><text:a xlink:href="https://crmapi.unimrkt.com/media/project_documents/Novus_Insights_SOW_For_Lingfield_College_Go-To-Market_Strategy_and_Par_eK65yFU.pdf" xlink:type="simple">project_documents/Novus_Insights_SOW_For_Lingfield_College_Go-To-Market_Strategy_and_Par_eK65yFU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41/change/?_changelist_filters=o%3D1" xlink:type="simple">Ortho Study</text:a></text:p>
          </table:table-cell>
          <table:table-cell office:value-type="string" calcext:value-type="string">
            <text:p><text:a xlink:href="https://crmapi.unimrkt.com/media/project_documents/SoW_for_Atheneum_TAVI_Study_Feb_10_25.pdf" xlink:type="simple">project_documents/SoW_for_Atheneum_TAVI_Study_Feb_10_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42/change/?_changelist_filters=o%3D1" xlink:type="simple">Vial Study</text:a></text:p>
          </table:table-cell>
          <table:table-cell office:value-type="string" calcext:value-type="string">
            <text:p><text:a xlink:href="https://crmapi.unimrkt.com/media/project_documents/SoW_for_Atheneum_Vial_Study_Feb_11_25.pdf" xlink:type="simple">project_documents/SoW_for_Atheneum_Vial_Study_Feb_11_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43/change/?_changelist_filters=o%3D1" xlink:type="simple">Infectious Disease Specialists</text:a></text:p>
          </table:table-cell>
          <table:table-cell office:value-type="string" calcext:value-type="string">
            <text:p><text:a xlink:href="https://crmapi.unimrkt.com/media/project_documents/SoW_for_Atheneum_Infectious_Disease_Specialists_Study_Feb_12_25.pdf" xlink:type="simple">project_documents/SoW_for_Atheneum_Infectious_Disease_Specialists_Study_Feb_12_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44/change/?_changelist_filters=o%3D1" xlink:type="simple">Pricing strategy of cancer treatment</text:a></text:p>
          </table:table-cell>
          <table:table-cell office:value-type="string" calcext:value-type="string">
            <text:p><text:a xlink:href="https://crmapi.unimrkt.com/media/project_documents/SoW_for_Atheneum_Pricing_Strategy_of_Cancer_Treatment_Study_Feb_20_25.pdf" xlink:type="simple">project_documents/SoW_for_Atheneum_Pricing_Strategy_of_Cancer_Treatment_Study_Feb_20_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46/change/?_changelist_filters=o%3D1" xlink:type="simple">(Target list) Neurologists</text:a></text:p>
          </table:table-cell>
          <table:table-cell office:value-type="string" calcext:value-type="string">
            <text:p><text:a xlink:href="https://crmapi.unimrkt.com/media/project_documents/SoW_for_Atheneum_Neurologists_Study_Feb_20_25_v4NVS7H.pdf" xlink:type="simple">project_documents/SoW_for_Atheneum_Neurologists_Study_Feb_20_25_v4NVS7H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45/change/?_changelist_filters=o%3D1" xlink:type="simple">(Target list) Neurologists</text:a></text:p>
          </table:table-cell>
          <table:table-cell office:value-type="string" calcext:value-type="string">
            <text:p><text:a xlink:href="https://crmapi.unimrkt.com/media/project_documents/SoW_for_Atheneum_Neurologists_Study_Feb_20_25.pdf" xlink:type="simple">project_documents/SoW_for_Atheneum_Neurologists_Study_Feb_20_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47/change/?_changelist_filters=o%3D1" xlink:type="simple">IDC 2025 Microsoft CNAPP Study</text:a></text:p>
          </table:table-cell>
          <table:table-cell office:value-type="string" calcext:value-type="string">
            <text:p><text:a xlink:href="https://crmapi.unimrkt.com/media/project_documents/SoW_for_IDC_Consulting_Microsoft_CNAPP_Study_January_2025_Feb_24_25.pdf" xlink:type="simple">project_documents/SoW_for_IDC_Consulting_Microsoft_CNAPP_Study_January_2025_Feb_24_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48/change/?_changelist_filters=o%3D1" xlink:type="simple">Health System Decision Makers Study</text:a></text:p>
          </table:table-cell>
          <table:table-cell office:value-type="string" calcext:value-type="string">
            <text:p><text:a xlink:href="https://crmapi.unimrkt.com/media/project_documents/SoW_for_Atheneum_Health_System_Decision_Makers_Study_Nov_25_24.pdf" xlink:type="simple">project_documents/SoW_for_Atheneum_Health_System_Decision_Makers_Study_Nov_25_24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49/change/?_changelist_filters=o%3D1" xlink:type="simple">Botox therapy</text:a></text:p>
          </table:table-cell>
          <table:table-cell office:value-type="string" calcext:value-type="string">
            <text:p><text:a xlink:href="https://crmapi.unimrkt.com/media/project_documents/SoW_for_Atheneum_Sacral_Neuromodulation_Devices_SNMD_and_Botox_Therapy_14dF8m7.pdf" xlink:type="simple">project_documents/SoW_for_Atheneum_Sacral_Neuromodulation_Devices_SNMD_and_Botox_Therapy_14dF8m7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50/change/?_changelist_filters=o%3D1" xlink:type="simple">GLP-1 agonists - HK</text:a></text:p>
          </table:table-cell>
          <table:table-cell office:value-type="string" calcext:value-type="string">
            <text:p><text:a xlink:href="https://crmapi.unimrkt.com/media/project_documents/SoW_for_Atheneum_GLP-1_Agonists_-_HK_Survey_Mar_6_25.pdf" xlink:type="simple">project_documents/SoW_for_Atheneum_GLP-1_Agonists_-_HK_Survey_Mar_6_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51/change/?_changelist_filters=o%3D1" xlink:type="simple">RegOnco-Survey</text:a></text:p>
          </table:table-cell>
          <table:table-cell office:value-type="string" calcext:value-type="string">
            <text:p><text:a xlink:href="https://crmapi.unimrkt.com/media/project_documents/SoW_for_Atheneum_RegOnco_Survey_Mar_6_25.pdf" xlink:type="simple">project_documents/SoW_for_Atheneum_RegOnco_Survey_Mar_6_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52/change/?_changelist_filters=o%3D1" xlink:type="simple">Oncologists KOLs</text:a></text:p>
          </table:table-cell>
          <table:table-cell office:value-type="string" calcext:value-type="string">
            <text:p><text:a xlink:href="https://crmapi.unimrkt.com/media/project_documents/SoW_for_Atheneum_Oncologists_KOLs_Study_Feb_24_25.pdf" xlink:type="simple">project_documents/SoW_for_Atheneum_Oncologists_KOLs_Study_Feb_24_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53/change/?_changelist_filters=o%3D1" xlink:type="simple">Pathologist Study Wave 2</text:a></text:p>
          </table:table-cell>
          <table:table-cell office:value-type="string" calcext:value-type="string">
            <text:p><text:a xlink:href="https://crmapi.unimrkt.com/media/project_documents/SoW_for_Atheneum_Pathologists_Study_Jan_6_25.pdf" xlink:type="simple">project_documents/SoW_for_Atheneum_Pathologists_Study_Jan_6_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54/change/?_changelist_filters=o%3D1" xlink:type="simple">Health System Decision Makers Study</text:a></text:p>
          </table:table-cell>
          <table:table-cell office:value-type="string" calcext:value-type="string">
            <text:p><text:a xlink:href="https://crmapi.unimrkt.com/media/project_documents/SoW_for_Atheneum_Health_System_Decision_Makers_Study_Mar_19_2025.pdf" xlink:type="simple">project_documents/SoW_for_Atheneum_Health_System_Decision_Makers_Study_Mar_19_20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56/change/?_changelist_filters=o%3D1" xlink:type="simple">PET Techs</text:a></text:p>
          </table:table-cell>
          <table:table-cell office:value-type="string" calcext:value-type="string">
            <text:p><text:a xlink:href="https://crmapi.unimrkt.com/media/project_documents/SoW_for_Atheneum_PET_Technicians_Study_Mar_27_25.pdf" xlink:type="simple">project_documents/SoW_for_Atheneum_PET_Technicians_Study_Mar_27_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57/change/?_changelist_filters=o%3D1" xlink:type="simple">STD and Long-Term Care</text:a></text:p>
          </table:table-cell>
          <table:table-cell office:value-type="string" calcext:value-type="string">
            <text:p><text:a xlink:href="https://crmapi.unimrkt.com/media/project_documents/SoW_for_Atheneum_STD_and_Long_Term_Care_Survey_Mar_27_25.pdf" xlink:type="simple">project_documents/SoW_for_Atheneum_STD_and_Long_Term_Care_Survey_Mar_27_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58/change/?_changelist_filters=o%3D1" xlink:type="simple">PBC and axSpA Quant</text:a></text:p>
          </table:table-cell>
          <table:table-cell office:value-type="string" calcext:value-type="string">
            <text:p><text:a xlink:href="https://crmapi.unimrkt.com/media/project_documents/SoW_for_Atheneum_PBC_and_axSpA_Study_Apr_3_25.pdf" xlink:type="simple">project_documents/SoW_for_Atheneum_PBC_and_axSpA_Study_Apr_3_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59/change/?_changelist_filters=o%3D1" xlink:type="simple">GTM International origin</text:a></text:p>
          </table:table-cell>
          <table:table-cell office:value-type="string" calcext:value-type="string">
            <text:p><text:a xlink:href="https://crmapi.unimrkt.com/media/project_documents/Re__School_GTM_Project_-_Qual_Interviews.msg" xlink:type="simple">project_documents/Re__School_GTM_Project_-_Qual_Interviews.msg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60/change/?_changelist_filters=o%3D1" xlink:type="simple">HAE Patients Study Quant</text:a></text:p>
          </table:table-cell>
          <table:table-cell office:value-type="string" calcext:value-type="string">
            <text:p><text:a xlink:href="https://crmapi.unimrkt.com/media/project_documents/SoW_for_Atheneum_HAE_Patients_Survey_Apr_3_25.pdf" xlink:type="simple">project_documents/SoW_for_Atheneum_HAE_Patients_Survey_Apr_3_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61/change/?_changelist_filters=o%3D1" xlink:type="simple">HCPs</text:a></text:p>
          </table:table-cell>
          <table:table-cell office:value-type="string" calcext:value-type="string">
            <text:p><text:a xlink:href="https://crmapi.unimrkt.com/media/project_documents/SoW_for_Atheneum_HCPs_Study_Apr_1425.pdf" xlink:type="simple">project_documents/SoW_for_Atheneum_HCPs_Study_Apr_14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62/change/?_changelist_filters=o%3D1" xlink:type="simple">MACR 2025 Pharmacy Directors Quant</text:a></text:p>
          </table:table-cell>
          <table:table-cell office:value-type="string" calcext:value-type="string">
            <text:p><text:a xlink:href="https://crmapi.unimrkt.com/media/project_documents/SoW_for_Atheneum_Pharmacy_Directors_MACR_2025_Study_Apr_725.pdf" xlink:type="simple">project_documents/SoW_for_Atheneum_Pharmacy_Directors_MACR_2025_Study_Apr_7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63/change/?_changelist_filters=o%3D1" xlink:type="simple">Siemens Brand Research for 2025 (G036-24)</text:a></text:p>
          </table:table-cell>
          <table:table-cell office:value-type="string" calcext:value-type="string">
            <text:p><text:a xlink:href="https://crmapi.unimrkt.com/media/project_documents/B2B_Brand_Tracker_SOW_5glcNTN.pdf" xlink:type="simple">project_documents/B2B_Brand_Tracker_SOW_5glcNTN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64/change/?_changelist_filters=o%3D1" xlink:type="simple">Alarm System Landscape</text:a></text:p>
          </table:table-cell>
          <table:table-cell office:value-type="string" calcext:value-type="string">
            <text:p><text:a xlink:href="https://crmapi.unimrkt.com/media/project_documents/SoW_for_Atheneum_Alarm_System_Landscape_Survey_Apr_7_25.pdf" xlink:type="simple">project_documents/SoW_for_Atheneum_Alarm_System_Landscape_Survey_Apr_7_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65/change/?_changelist_filters=o%3D1" xlink:type="simple">Acquired Fibrinogen Study</text:a></text:p>
          </table:table-cell>
          <table:table-cell office:value-type="string" calcext:value-type="string">
            <text:p><text:a xlink:href="https://crmapi.unimrkt.com/media/project_documents/SoW_for_Atheneum_Acquired_Fibrinogen_Study_Mar_21_25.pdf" xlink:type="simple">project_documents/SoW_for_Atheneum_Acquired_Fibrinogen_Study_Mar_21_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66/change/?_changelist_filters=o%3D1" xlink:type="simple">1L &amp; 2L CRC MVD and Access Landscape Research</text:a></text:p>
          </table:table-cell>
          <table:table-cell office:value-type="string" calcext:value-type="string">
            <text:p><text:a xlink:href="https://crmapi.unimrkt.com/media/project_documents/SoW_for_Atheneum_Access_Landscape_Research_Study_May_125.pdf" xlink:type="simple">project_documents/SoW_for_Atheneum_Access_Landscape_Research_Study_May_1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67/change/?_changelist_filters=o%3D1" xlink:type="simple">Oncology KOL Quant</text:a></text:p>
          </table:table-cell>
          <table:table-cell office:value-type="string" calcext:value-type="string">
            <text:p><text:a xlink:href="https://crmapi.unimrkt.com/media/project_documents/SoW_for_Atheneum_Physician_Quant_Study_May_2_25.pdf" xlink:type="simple">project_documents/SoW_for_Atheneum_Physician_Quant_Study_May_2_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68/change/?_changelist_filters=o%3D1" xlink:type="simple">Global Study Target List-UMT-AP176806</text:a></text:p>
          </table:table-cell>
          <table:table-cell office:value-type="string" calcext:value-type="string">
            <text:p><text:a xlink:href="https://crmapi.unimrkt.com/media/project_documents/SoW_for_Atheneum_Global_HCPs_Study_May_825.pdf" xlink:type="simple">project_documents/SoW_for_Atheneum_Global_HCPs_Study_May_8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69/change/?_changelist_filters=o%3D1" xlink:type="simple">Preventive Migraine Study II Quant</text:a></text:p>
          </table:table-cell>
          <table:table-cell office:value-type="string" calcext:value-type="string">
            <text:p><text:a xlink:href="https://crmapi.unimrkt.com/media/project_documents/SoW_for_Atheneum_Preventive_Migraine_Study_Apr_25_25.pdf" xlink:type="simple">project_documents/SoW_for_Atheneum_Preventive_Migraine_Study_Apr_25_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70/change/?_changelist_filters=o%3D1" xlink:type="simple">Chemical DMs</text:a></text:p>
          </table:table-cell>
          <table:table-cell office:value-type="string" calcext:value-type="string">
            <text:p><text:a xlink:href="https://crmapi.unimrkt.com/media/project_documents/SoW_for_Atheneum_Chemical_DMs_Study_May_6_25.pdf" xlink:type="simple">project_documents/SoW_for_Atheneum_Chemical_DMs_Study_May_6_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71/change/?_changelist_filters=o%3D1" xlink:type="simple">PediaDerm KOL Quant</text:a></text:p>
          </table:table-cell>
          <table:table-cell office:value-type="string" calcext:value-type="string">
            <text:p><text:a xlink:href="https://crmapi.unimrkt.com/media/project_documents/SoW_for_Atheneum_Pediatric_Insights_Study_May_19_25.pdf" xlink:type="simple">project_documents/SoW_for_Atheneum_Pediatric_Insights_Study_May_19_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72/change/?_changelist_filters=o%3D1" xlink:type="simple">Brand Tracker For Adhesive Manufacturer</text:a></text:p>
          </table:table-cell>
          <table:table-cell office:value-type="string" calcext:value-type="string">
            <text:p><text:a xlink:href="https://crmapi.unimrkt.com/media/project_documents/Unimrkt_SOW_254-24-_Brand_Tracker_For_Adhesive_Manufacturer.pdf" xlink:type="simple">project_documents/Unimrkt_SOW_254-24-_Brand_Tracker_For_Adhesive_Manufacturer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73/change/?_changelist_filters=o%3D1" xlink:type="simple">Pecoma Study-</text:a></text:p>
          </table:table-cell>
          <table:table-cell office:value-type="string" calcext:value-type="string">
            <text:p><text:a xlink:href="https://crmapi.unimrkt.com/media/project_documents/SoW_for_Atheneum_PEComa_Study_May_20_25.pdf" xlink:type="simple">project_documents/SoW_for_Atheneum_PEComa_Study_May_20_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74/change/?_changelist_filters=o%3D1" xlink:type="simple">Quant Study for HER2m NSCLC</text:a></text:p>
          </table:table-cell>
          <table:table-cell office:value-type="string" calcext:value-type="string">
            <text:p><text:a xlink:href="https://crmapi.unimrkt.com/media/project_documents/SoW_for_Atheneum_HER2m_NSCLC_Study_May_825.pdf" xlink:type="simple">project_documents/SoW_for_Atheneum_HER2m_NSCLC_Study_May_8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75/change/?_changelist_filters=o%3D1" xlink:type="simple">NSCLC Nurse Navigators, Practice Managers Quant</text:a></text:p>
          </table:table-cell>
          <table:table-cell office:value-type="string" calcext:value-type="string">
            <text:p><text:a xlink:href="https://crmapi.unimrkt.com/media/project_documents/SoW_for_Atheneum_NSCLC_Nurse_Navigators_and_Practice_Managers_Study_May_1325.pdf" xlink:type="simple">project_documents/SoW_for_Atheneum_NSCLC_Nurse_Navigators_and_Practice_Managers_Study_May_13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76/change/?_changelist_filters=o%3D1" xlink:type="simple">CASGEVY Message Testing Project</text:a></text:p>
          </table:table-cell>
          <table:table-cell office:value-type="string" calcext:value-type="string">
            <text:p><text:a xlink:href="https://crmapi.unimrkt.com/media/project_documents/SoW_for_Atheneum_CASGEVY_Message_Testing_Study_May_825.pdf" xlink:type="simple">project_documents/SoW_for_Atheneum_CASGEVY_Message_Testing_Study_May_8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77/change/?_changelist_filters=o%3D1" xlink:type="simple">Haematologists Treating Myelofibrosis Quant</text:a></text:p>
          </table:table-cell>
          <table:table-cell office:value-type="string" calcext:value-type="string">
            <text:p><text:a xlink:href="https://crmapi.unimrkt.com/media/project_documents/SoW_for_Atheneum_Haematologists_Treating_Myelofibrosis_Study_Apr_29_25.pdf" xlink:type="simple">project_documents/SoW_for_Atheneum_Haematologists_Treating_Myelofibrosis_Study_Apr_29_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78/change/?_changelist_filters=o%3D1" xlink:type="simple">Urgent request</text:a></text:p>
          </table:table-cell>
          <table:table-cell office:value-type="string" calcext:value-type="string">
            <text:p><text:a xlink:href="https://crmapi.unimrkt.com/media/project_documents/SoW_for_Atheneum_Healthcare_Professionals_Survey_May_19_25.pdf" xlink:type="simple">project_documents/SoW_for_Atheneum_Healthcare_Professionals_Survey_May_19_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79/change/?_changelist_filters=o%3D1" xlink:type="simple">Microbial Cell Line Solution Quant</text:a></text:p>
          </table:table-cell>
          <table:table-cell office:value-type="string" calcext:value-type="string">
            <text:p><text:a xlink:href="https://crmapi.unimrkt.com/media/project_documents/SoW_for_Atheneum_Microbial_Cell_Line_Solutions_Study_May_19_25.pdf" xlink:type="simple">project_documents/SoW_for_Atheneum_Microbial_Cell_Line_Solutions_Study_May_19_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80/change/?_changelist_filters=o%3D1" xlink:type="simple">Target list KOL</text:a></text:p>
          </table:table-cell>
          <table:table-cell office:value-type="string" calcext:value-type="string">
            <text:p><text:a xlink:href="https://crmapi.unimrkt.com/media/project_documents/SoW_for_Atheneum_Pulmonologists_and_Infectious_Disease_Specialists_Stu_vpkX2CE.pdf" xlink:type="simple">project_documents/SoW_for_Atheneum_Pulmonologists_and_Infectious_Disease_Specialists_Stu_vpkX2CE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81/change/?_changelist_filters=o%3D1" xlink:type="simple">PCPS AND NEUROLOGISTS SURVEY</text:a></text:p>
          </table:table-cell>
          <table:table-cell office:value-type="string" calcext:value-type="string">
            <text:p><text:a xlink:href="https://crmapi.unimrkt.com/media/project_documents/SoW_for_Atheneum_PCPs_and_Neurologists_Survey_May_22_25.pdf" xlink:type="simple">project_documents/SoW_for_Atheneum_PCPs_and_Neurologists_Survey_May_22_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82/change/?_changelist_filters=o%3D1" xlink:type="simple">Medical Physics</text:a></text:p>
          </table:table-cell>
          <table:table-cell office:value-type="string" calcext:value-type="string">
            <text:p><text:a xlink:href="https://crmapi.unimrkt.com/media/project_documents/SoW_for_Atheneum_Medical_Physics_Study_May_8_25.pdf" xlink:type="simple">project_documents/SoW_for_Atheneum_Medical_Physics_Study_May_8_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83/change/?_changelist_filters=o%3D1" xlink:type="simple">Optometrist and Eye care studies</text:a></text:p>
          </table:table-cell>
          <table:table-cell office:value-type="string" calcext:value-type="string">
            <text:p><text:a xlink:href="https://crmapi.unimrkt.com/media/project_documents/SoW_for_Atheneum_Optometrists_Survey_May_19_25.pdf" xlink:type="simple">project_documents/SoW_for_Atheneum_Optometrists_Survey_May_19_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86/change/?_changelist_filters=o%3D1" xlink:type="simple">PLUVICTO SURVEY (WAVE 2)</text:a></text:p>
          </table:table-cell>
          <table:table-cell office:value-type="string" calcext:value-type="string">
            <text:p><text:a xlink:href="https://crmapi.unimrkt.com/media/project_documents/SoW_for_Atheneum_Pluvicto_Survey_Wave_2_May_22_25.pdf" xlink:type="simple">project_documents/SoW_for_Atheneum_Pluvicto_Survey_Wave_2_May_22_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87/change/?_changelist_filters=o%3D1" xlink:type="simple">Urgent Urology</text:a></text:p>
          </table:table-cell>
          <table:table-cell office:value-type="string" calcext:value-type="string">
            <text:p><text:a xlink:href="https://crmapi.unimrkt.com/media/project_documents/SoW_for_Atheneum_Urology_Study_May_2225.pdf" xlink:type="simple">project_documents/SoW_for_Atheneum_Urology_Study_May_22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88/change/?_changelist_filters=o%3D1" xlink:type="simple">Urology, Hem Onc and Med Onc</text:a></text:p>
          </table:table-cell>
          <table:table-cell office:value-type="string" calcext:value-type="string">
            <text:p><text:a xlink:href="https://crmapi.unimrkt.com/media/project_documents/SoW_for_Atheneum_Urology_and_Medical_Oncology_Study_May_20_25.pdf" xlink:type="simple">project_documents/SoW_for_Atheneum_Urology_and_Medical_Oncology_Study_May_20_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89/change/?_changelist_filters=o%3D1" xlink:type="simple">TAVI and Ortho Study - RUSSIA-Qual Wave 2</text:a></text:p>
          </table:table-cell>
          <table:table-cell office:value-type="string" calcext:value-type="string">
            <text:p><text:a xlink:href="https://crmapi.unimrkt.com/media/project_documents/SoW_for_Atheneum_TAVI_and_Ortho_Study_Wave_2_May_23_25.pdf" xlink:type="simple">project_documents/SoW_for_Atheneum_TAVI_and_Ortho_Study_Wave_2_May_23_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90/change/?_changelist_filters=o%3D1" xlink:type="simple">2025 IDN Profiles Quant</text:a></text:p>
          </table:table-cell>
          <table:table-cell office:value-type="string" calcext:value-type="string">
            <text:p><text:a xlink:href="https://crmapi.unimrkt.com/media/project_documents/SoW_for_Atheneum_Hospitals_and_Health_Systems_Survey_May_29_25.pdf" xlink:type="simple">project_documents/SoW_for_Atheneum_Hospitals_and_Health_Systems_Survey_May_29_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91/change/?_changelist_filters=o%3D1" xlink:type="simple">Healthcare Stakeholders Study</text:a></text:p>
          </table:table-cell>
          <table:table-cell office:value-type="string" calcext:value-type="string">
            <text:p><text:a xlink:href="https://crmapi.unimrkt.com/media/project_documents/SoW_for_Atheneum_Healthcare_Stakeholders_Study_June_2_25.pdf" xlink:type="simple">project_documents/SoW_for_Atheneum_Healthcare_Stakeholders_Study_June_2_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92/change/?_changelist_filters=o%3D1" xlink:type="simple">FPMA VET SURVEY</text:a></text:p>
          </table:table-cell>
          <table:table-cell office:value-type="string" calcext:value-type="string">
            <text:p><text:a xlink:href="https://crmapi.unimrkt.com/media/project_documents/SoW_for_Atheneum_FPMA_Vet_Survey_June_3_25.pdf" xlink:type="simple">project_documents/SoW_for_Atheneum_FPMA_Vet_Survey_June_3_25.pdf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crmapi.unimrkt.com/admin/project/projectdocument/93/change/?_changelist_filters=o%3D1" xlink:type="simple">HCP quant project; fast timeline</text:a></text:p>
          </table:table-cell>
          <table:table-cell office:value-type="string" calcext:value-type="string">
            <text:p><text:a xlink:href="https://crmapi.unimrkt.com/media/project_documents/SoW_for_Atheneum_Physicians_Board-certified_Ophthalmology_Survey_Jun_4_25.pdf" xlink:type="simple">project_documents/SoW_for_Atheneum_Physicians_Board-certified_Ophthalmology_Survey_Jun_4_25.pdf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05T17:23:45.235573571</meta:creation-date>
    <dc:date>2025-06-05T17:27:38.941504986</dc:date>
    <meta:editing-duration>PT3M54S</meta:editing-duration>
    <meta:editing-cycles>1</meta:editing-cycles>
    <meta:document-statistic meta:table-count="1" meta:cell-count="158" meta:object-count="0"/>
    <meta:generator>LibreOffice/6.4.7.2$Linux_X86_64 LibreOffice_project/40$Build-2</meta:generator>
  </office:meta>
</office:document-meta>
</file>